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solid" svg:stroke-width="0.2cm" svg:stroke-color="#dd4814" draw:marker-start-width="0.8cm" draw:marker-end-width="0.8cm" draw:fill="solid" draw:fill-color="#eeeee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6" style:family="graphic" style:parent-style-name="standard" style:list-style-name="L1">
      <style:graphic-properties draw:stroke="none" draw:fill="solid" draw:fill-color="#aea79f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1">
      <style:graphic-properties draw:stroke="none" draw:fill="solid" draw:fill-color="#eeeeee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Fine_20_Dashed" svg:stroke-width="0.1cm" svg:stroke-color="#dd4814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546cm" svg:height="2.115cm" svg:x="4.4cm" svg:y="9.172cm">
          <text:p text:style-name="P1"><text:span text:style-name="T1">Neuromorphic</text:span></text:p>
          <text:p text:style-name="P1"><text:span text:style-name="T1">Hardware</text:span></text:p>
          <text:p text:style-name="P1"><text:span text:style-name="T1">Section 2.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cm" svg:height="2.8cm" svg:x="7.5cm" svg:y="1.1cm">
          <text:p text:style-name="P1"><text:span text:style-name="T2">Neuromorphic </text:span></text:p>
          <text:p text:style-name="P1"><text:span text:style-name="T2">Engineering</text:span></text:p>
          <text:p text:style-name="P1"><text:span text:style-name="T1">Chapt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9cm" svg:height="2.1cm" svg:x="12cm" svg:y="13.2cm">
          <text:p text:style-name="P1"><text:span text:style-name="T2">Aim:</text:span></text:p>
          <text:p text:style-name="P1"><text:span text:style-name="T2">Neuromorphic</text:span></text:p>
          <text:p text:style-name="P1"><text:span text:style-name="T2">Cogn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5cm" svg:height="2.1cm" svg:x="8.6cm" svg:y="5.4cm">
          <text:p text:style-name="P1"><text:span text:style-name="T2">SNN</text:span></text:p>
          <text:p text:style-name="P1"><text:span text:style-name="T2">Chapt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5cm" svg:height="1.9cm" svg:x="19cm" svg:y="5.5cm">
          <text:p text:style-name="P1"><text:span text:style-name="T2">AN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4cm" svg:height="2cm" svg:x="18.9cm" svg:y="9.2cm">
          <text:p text:style-name="P1"><text:span text:style-name="T2">Deep</text:span></text:p>
          <text:p text:style-name="P1"><text:span text:style-name="T2">Learning</text:span></text:p>
          <text:p text:style-name="P1"><text:span text:style-name="T1">Chapt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0.3cm" svg:y1="3.8cm" svg:x2="10.3cm" svg:y2="5.4cm">
          <text:p/>
        </draw:line>
        <draw:line draw:style-name="gr7" draw:text-style-name="P3" draw:layer="layout" svg:x1="20.8cm" svg:y1="7.4cm" svg:x2="20.8cm" svg:y2="9.1cm">
          <text:p/>
        </draw:line>
        <draw:custom-shape draw:style-name="gr8" draw:text-style-name="P2" draw:layer="layout" svg:width="4.498cm" svg:height="2.185cm" svg:x="12.102cm" svg:y="9.115cm">
          <text:p text:style-name="P1"><text:span text:style-name="T1">Model the</text:span></text:p>
          <text:p text:style-name="P1"><text:span text:style-name="T1">Br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9.4cm" svg:y1="7.5cm" svg:x2="6.4cm" svg:y2="9.2cm">
          <text:p/>
        </draw:line>
        <draw:line draw:style-name="gr9" draw:text-style-name="P3" draw:layer="layout" svg:x1="11.2cm" svg:y1="7.5cm" svg:x2="14.3cm" svg:y2="9.1cm">
          <text:p/>
        </draw:line>
        <draw:line draw:style-name="gr9" draw:text-style-name="P3" draw:layer="layout" svg:x1="6.3cm" svg:y1="11.3cm" svg:x2="6.3cm" svg:y2="13.1cm">
          <text:p/>
        </draw:line>
        <draw:custom-shape draw:style-name="gr10" draw:text-style-name="P2" draw:layer="layout" svg:width="4.546cm" svg:height="2.115cm" svg:x="4.354cm" svg:y="13.085cm">
          <text:p text:style-name="P1"><text:span text:style-name="T1">Neurosci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4.3cm" svg:y1="11.3cm" svg:x2="6.9cm" svg:y2="13cm">
          <text:p/>
        </draw:line>
        <draw:line draw:style-name="gr11" draw:text-style-name="P3" draw:layer="layout" svg:x1="14.8cm" svg:y1="11.3cm" svg:x2="14.8cm" svg:y2="13.1cm">
          <text:p/>
        </draw:line>
        <draw:line draw:style-name="gr9" draw:text-style-name="P3" draw:layer="layout" svg:x1="6.9cm" svg:y1="11.3cm" svg:x2="14.2cm" svg:y2="13cm">
          <text:p/>
        </draw:line>
        <draw:line draw:style-name="gr11" draw:text-style-name="P3" draw:layer="layout" svg:x1="20.7cm" svg:y1="11.2cm" svg:x2="16.9cm" svg:y2="13.1cm">
          <text:p/>
        </draw:line>
        <draw:custom-shape draw:style-name="gr12" draw:text-style-name="P3" draw:layer="layout" svg:width="4.7cm" svg:height="2.3cm" svg:x="7.4cm" svg:y="16.5cm">
          <text:p text:style-name="P3">Method 1</text:p>
          <text:p text:style-name="P3">Off-line SNN</text:p>
          <text:p text:style-name="P3">Training</text:p>
          <text:p text:style-name="P3">Chapter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7cm" svg:height="2.3cm" svg:x="14.001cm" svg:y="16.501cm">
          <text:p text:style-name="P3">Method 2</text:p>
          <text:p text:style-name="P3">on-line SNN</text:p>
          <text:p text:style-name="P3">Training</text:p>
          <text:p text:style-name="P3">Chapter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4.7cm" svg:height="2.3cm" svg:x="19.9cm" svg:y="16.4cm">
          <text:p text:style-name="P3">Evaluation</text:p>
          <text:p text:style-name="P3">Chapter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21.1cm" svg:y1="16.5cm" svg:x2="16.9cm" svg:y2="15.2cm">
          <text:p/>
        </draw:line>
        <draw:line draw:style-name="gr11" draw:text-style-name="P3" draw:layer="layout" svg:x1="15.6cm" svg:y1="16.4cm" svg:x2="15cm" svg:y2="15.3cm">
          <text:p/>
        </draw:line>
        <draw:line draw:style-name="gr11" draw:text-style-name="P3" draw:layer="layout" svg:x1="11.4cm" svg:y1="16.9cm" svg:x2="13.4cm" svg:y2="15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cm" draw:marker-end-width="0.5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2T09:35:41.655581022</meta:creation-date>
    <dc:date>2017-07-07T16:27:05.303931025</dc:date>
    <meta:editing-duration>PT1H24M51S</meta:editing-duration>
    <meta:editing-cycles>20</meta:editing-cycles>
    <meta:generator>LibreOffice/4.2.8.2$Linux_X86_64 LibreOffice_project/420m0$Build-2</meta:generator>
    <meta:document-statistic meta:object-count="23"/>
  </office:meta>
</office:document-meta>
</file>